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9735" officeooo:paragraph-rsid="00119735"/>
    </style:style>
    <style:style style:name="P2" style:family="paragraph" style:parent-style-name="Text_20_body">
      <style:text-properties officeooo:rsid="00125265" officeooo:paragraph-rsid="00125265"/>
    </style:style>
    <style:style style:name="P3" style:family="paragraph" style:parent-style-name="Text_20_body">
      <style:text-properties officeooo:paragraph-rsid="0016c956"/>
    </style:style>
    <style:style style:name="P4" style:family="paragraph" style:parent-style-name="Text_20_body">
      <style:text-properties officeooo:rsid="00189451" officeooo:paragraph-rsid="00189451"/>
    </style:style>
    <style:style style:name="P5" style:family="paragraph" style:parent-style-name="Text_20_body">
      <style:text-properties officeooo:rsid="00189451" officeooo:paragraph-rsid="0019f1f0"/>
    </style:style>
    <style:style style:name="P6" style:family="paragraph" style:parent-style-name="Text_20_body">
      <style:text-properties officeooo:rsid="001d4d7d" officeooo:paragraph-rsid="001d4d7d"/>
    </style:style>
    <style:style style:name="P7" style:family="paragraph" style:parent-style-name="Text_20_body">
      <style:text-properties officeooo:rsid="001f0ee2" officeooo:paragraph-rsid="001f0ee2"/>
    </style:style>
    <style:style style:name="P8" style:family="paragraph" style:parent-style-name="Text_20_body">
      <style:text-properties officeooo:rsid="0016c956" officeooo:paragraph-rsid="0016c956"/>
    </style:style>
    <style:style style:name="P9" style:family="paragraph" style:parent-style-name="Text_20_body">
      <style:text-properties officeooo:rsid="0016c956" officeooo:paragraph-rsid="0019f1f0"/>
    </style:style>
    <style:style style:name="P10" style:family="paragraph" style:parent-style-name="Text_20_body">
      <style:text-properties officeooo:rsid="00189451" officeooo:paragraph-rsid="00189451"/>
    </style:style>
    <style:style style:name="P11" style:family="paragraph" style:parent-style-name="Text_20_body">
      <style:text-properties officeooo:rsid="00189451" officeooo:paragraph-rsid="0019f1f0"/>
    </style:style>
    <style:style style:name="P12" style:family="paragraph" style:parent-style-name="Text_20_body">
      <style:text-properties officeooo:rsid="00245a0c" officeooo:paragraph-rsid="00245a0c"/>
    </style:style>
    <style:style style:name="P13" style:family="paragraph" style:parent-style-name="Text_20_body">
      <style:text-properties officeooo:rsid="002574c4" officeooo:paragraph-rsid="002574c4"/>
    </style:style>
    <style:style style:name="P14" style:family="paragraph" style:parent-style-name="Text_20_body">
      <style:text-properties officeooo:rsid="002d070d" officeooo:paragraph-rsid="002d070d"/>
    </style:style>
    <style:style style:name="P15" style:family="paragraph" style:parent-style-name="Text_20_body">
      <style:text-properties officeooo:rsid="00119735" officeooo:paragraph-rsid="002fe543"/>
    </style:style>
    <style:style style:name="P16" style:family="paragraph" style:parent-style-name="Text_20_body">
      <style:text-properties officeooo:rsid="002fe543" officeooo:paragraph-rsid="002fe543"/>
    </style:style>
    <style:style style:name="P17" style:family="paragraph" style:parent-style-name="Heading_20_1">
      <style:text-properties officeooo:rsid="00119735" officeooo:paragraph-rsid="00119735"/>
    </style:style>
    <style:style style:name="P18" style:family="paragraph" style:parent-style-name="Heading_20_1">
      <style:text-properties officeooo:rsid="00125265" officeooo:paragraph-rsid="00125265"/>
    </style:style>
    <style:style style:name="P19" style:family="paragraph" style:parent-style-name="Heading_20_1">
      <style:text-properties officeooo:rsid="0012db4b" officeooo:paragraph-rsid="0012db4b"/>
    </style:style>
    <style:style style:name="P20" style:family="paragraph" style:parent-style-name="Heading_20_1">
      <style:text-properties officeooo:rsid="001d4d7d" officeooo:paragraph-rsid="001d4d7d"/>
    </style:style>
    <style:style style:name="P21" style:family="paragraph" style:parent-style-name="Heading_20_1">
      <style:text-properties officeooo:rsid="00166fcd" officeooo:paragraph-rsid="0016c956"/>
    </style:style>
    <style:style style:name="P22" style:family="paragraph" style:parent-style-name="Heading_20_1">
      <style:text-properties officeooo:rsid="0019f1f0" officeooo:paragraph-rsid="0019f1f0"/>
    </style:style>
    <style:style style:name="P23" style:family="paragraph" style:parent-style-name="Heading_20_1">
      <style:text-properties officeooo:rsid="00245a0c" officeooo:paragraph-rsid="00245a0c"/>
    </style:style>
    <style:style style:name="T1" style:family="text">
      <style:text-properties officeooo:rsid="0016c956"/>
    </style:style>
    <style:style style:name="T2" style:family="text">
      <style:text-properties officeooo:rsid="001f3b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3ba6" style:font-weight-asian="bold" style:font-weight-complex="bold"/>
    </style:style>
    <style:style style:name="T5" style:family="text">
      <style:text-properties fo:font-weight="bold" officeooo:rsid="00206320" style:font-weight-asian="bold" style:font-weight-complex="bold"/>
    </style:style>
    <style:style style:name="T6" style:family="text">
      <style:text-properties officeooo:rsid="0023d4de"/>
    </style:style>
    <style:style style:name="T7" style:family="text">
      <style:text-properties officeooo:rsid="00245a0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On the fly</text:h>
      <text:p text:style-name="P1">“On the fly” means while RAMSES is running. </text:p>
      <text:p text:style-name="P15">Simulations are getting bigger and bigger, yieldi</text:p>
      <text:p text:style-name="P15">ng more and more data that needs to be stored and analysed. </text:p>
      <text:p text:style-name="P1">1) The data may not be able to be stored because it is just <text:span text:style-name="T3">too much</text:span><text:line-break/>2) Reading and writing such amounts of data to permanent storage is a considerable <text:span text:style-name="T3">bottleneck</text:span>.</text:p>
      <text:h text:style-name="P18" text:outline-level="1">Parallel</text:h>
      <text:p text:style-name="P2">Means that instead of only one processing unit, <text:span text:style-name="T3">multiple</text:span> are working on the same job.</text:p>
      <text:h text:style-name="P19" text:outline-level="1">PHEW image</text:h>
      <text:p text:style-name="P16">Overdensity field:</text:p>
      <text:p text:style-name="P7">i) <text:s/><text:tab/><text:span text:style-name="T3">identify </text:span><text:span text:style-name="T5">and label </text:span><text:span text:style-name="T3">peaks</text:span><text:line-break/><text:tab/><text:span text:style-name="T3">assign</text:span> cells to a peak following the steepest density gradient: <text:line-break/><text:tab/>Each cells copies label from densest neighbour =&gt; <text:span text:style-name="T3">Peak patches</text:span></text:p>
      <text:p text:style-name="P7">ii)<text:tab/><text:span text:style-name="T3">Find connections</text:span> between peak patches (saddles).<text:line-break/><text:tab/>Key saddles: Most dense saddle.</text:p>
      <text:p text:style-name="P7">iii)<text:tab/>Noise removal: <text:span text:style-name="T3">Define relevance</text:span> as peak density/key saddle density. <text:line-break/><text:tab/>If relevance too low, merged.</text:p>
      <text:p text:style-name="P7">iv)<text:tab/>All relevant peak patches form<text:span text:style-name="T3"> lowest level substructure</text:span>.<text:line-break/><text:tab/><text:span text:style-name="T2">Substructure </text:span><text:span text:style-name="T4">merged through key saddle</text:span><text:span text:style-name="T2"> into denser peak.<text:line-break/><text:tab/></text:span><text:span text:style-name="T4">Saddle threshold</text:span><text:span text:style-name="T2"> defines when structures are separate or joined.<text:line-break/><text:tab/></text:span><text:span text:style-name="T4">Hierarchy</text:span><text:span text:style-name="T2">: Red and green are parents, others are subhalos.<text:line-break/><text:tab/>Red and green will be called halo-namegivers: Clump keeps label of peak patch that has been merged into.</text:span></text:p>
      <text:h text:style-name="P20" text:outline-level="1">Datasets</text:h>
      <text:p text:style-name="P6">DICE: each clump spherically symmetric, NFW profile, all particles bound, created separately and joined together later.</text:p>
      <text:p text:style-name="P6">COSMO: One of the most massive halos.</text:p>
      <text:h text:style-name="P21" text:outline-level="1">Simple unbinding</text:h>
      <text:p text:style-name="P8">PIC 1:<text:tab/>Subclump regained some of its former shape, has less particles</text:p>
      <text:p text:style-name="P3"><text:span text:style-name="T1">PIC 2: </text:span>PHEW makes clean cuts. <text:span text:style-name="T1">Some particles have been reintroduced. Smoother structures.</text:span></text:p>
      <text:p text:style-name="P4">PIC 3: <text:span text:style-name="T6">Most green subhalo particles unbound</text:span></text:p>
      <text:p text:style-name="P4"><text:soft-page-break/>PIC 4: Smoother structures again.</text:p>
      <text:h text:style-name="P22" text:outline-level="1">Neighbours</text:h>
      <text:p text:style-name="P9">PIC 1:<text:tab/>Most particles unbound, as expected.</text:p>
      <text:p text:style-name="P9">PIC 2: <text:s/>Only a core remains.</text:p>
      <text:p text:style-name="P5">PIC 3: <text:s/><text:span text:style-name="T6">Green subhalos completely unbound.</text:span></text:p>
      <text:p text:style-name="P5">PIC 4: <text:s/><text:span text:style-name="T6">Seemingly only “cores” remain.</text:span></text:p>
      <text:h text:style-name="P22" text:outline-level="1">Iter</text:h>
      <text:p text:style-name="P9">PIC 1:<text:tab/>Not much difference on first sight, but more (~25%) particles found to be bound exclusively</text:p>
      <text:p text:style-name="P9">PIC 2: Subhalo seems to be more concentrated.</text:p>
      <text:p text:style-name="P5">PIC 3: <text:span text:style-name="T6">No big difference again. Iter couldn’t reintroduce 1 and 5</text:span></text:p>
      <text:p text:style-name="P5">PIC 4: <text:span text:style-name="T6">Dense spots assigned to subhalos → seems to be a more accurate result</text:span></text:p>
      <text:h text:style-name="P23" text:outline-level="1">Acknowledgements</text:h>
      <text:p text:style-name="P12">Prof. Teyssier for opportunity, guidance and support</text:p>
      <text:p text:style-name="P12">People from ICS, Dr. Andreas Bleuler and Dr. Valentin Perret for help in various matters</text:p>
      <text:p text:style-name="P12">Family and friends for their support, love and patience</text:p>
      <text:h text:style-name="P23" text:outline-level="1">Misc Notes</text:h>
      <text:p text:style-name="P5"><text:span text:style-name="T7">Potential:</text:span><draw:frame draw:style-name="fr1" draw:name="Object1" text:anchor-type="as-char" svg:y="-0.78cm" svg:width="5.72cm" svg:height="1.2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>Computation: <draw:frame draw:style-name="fr1" draw:name="Object4" text:anchor-type="as-char" svg:y="-0.78cm" svg:width="8.752cm" svg:height="1.282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3"><text:tab/><text:tab/><draw:frame draw:style-name="fr1" draw:name="Object5" text:anchor-type="as-char" svg:y="-0.78cm" svg:width="6.04cm" svg:height="1.27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4">Interpolation: <draw:frame draw:style-name="fr1" draw:name="Object6" text:anchor-type="as-char" svg:y="-0.693cm" svg:width="7.153cm" svg:height="1.13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">Linear bins: <draw:frame draw:style-name="fr1" draw:name="Object2" text:anchor-type="as-char" svg:y="-0.683cm" svg:width="1.797cm" svg:height="1.124cm" draw:z-index="1"><draw:object xlink:href="./Object 2" xlink:type="simple" xlink:show="embed" xlink:actuate="onLoad"/><draw:image xlink:href="./ObjectReplacements/Object 2" xlink:type="simple" xlink:show="embed" xlink:actuate="onLoad"/></draw:frame><text:tab/><text:tab/>Log bins: <draw:frame draw:style-name="fr1" draw:name="Object3" text:anchor-type="as-char" svg:y="-0.744cm" svg:width="3.104cm" svg:height="1.185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3:18:34.875866815</meta:creation-date>
    <meta:generator>LibreOffice/5.1.6.2$Linux_X86_64 LibreOffice_project/10m0$Build-2</meta:generator>
    <dc:date>2017-06-05T22:16:11.747146188</dc:date>
    <meta:editing-duration>P1DT8H14M</meta:editing-duration>
    <meta:editing-cycles>20</meta:editing-cycles>
    <meta:document-statistic meta:table-count="0" meta:image-count="0" meta:object-count="6" meta:page-count="2" meta:paragraph-count="41" meta:word-count="369" meta:character-count="2295" meta:non-whitespace-character-count="1942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ub>
              <mi>r</mi>
              <mi>i</mi>
            </msub>
          </mrow>
          <mo fence="true" stretchy="false">)</mo>
        </mrow>
        <mo stretchy="false">=</mo>
        <mrow>
          <mo stretchy="false">−</mo>
          <mi>G</mi>
        </mrow>
      </mrow>
      <mrow>
        <mrow>
          <munderover>
            <mo stretchy="false">∫</mo>
            <msub>
              <mi>r</mi>
              <mi>i</mi>
            </msub>
            <msub>
              <mi>r</mi>
              <mi mathvariant="italic">max</mi>
            </msub>
          </munderover>
          <mfrac>
            <mrow>
              <mrow>
                <mo stretchy="false">−</mo>
                <mi>M</mi>
              </mrow>
              <mrow>
                <mo fence="true" stretchy="false">(</mo>
                <mrow>
                  <mrow>
                    <mtext/>
                    <mo stretchy="false">&lt;</mo>
                    <mi>x</mi>
                  </mrow>
                </mrow>
                <mo fence="true" stretchy="false">)</mo>
              </mrow>
            </mrow>
            <msup>
              <mi>x</mi>
              <mn>2</mn>
            </msup>
          </mfrac>
        </mrow>
        <mo stretchy="false">−</mo>
        <mi>G</mi>
      </mrow>
      <mfrac>
        <msub>
          <mi>M</mi>
          <mi mathvariant="italic">tot</mi>
        </msub>
        <msub>
          <mi>r</mi>
          <mi mathvariant="italic">max</mi>
        </msub>
      </mfrac>
    </mrow>
    <annotation encoding="StarMath 5.0">%phi( r_i ) = - G int from{r_i} to{r_max} {{ -M(   %&lt; x ) } over { x^ 2} } - G { M_tot } over { r_max }</annotation>
  </semantics>
</math>
</file>

<file path=Object 2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i</mi>
          <mo stretchy="false">⋅</mo>
          <msub>
            <mi>r</mi>
            <mi mathvariant="italic">max</mi>
          </msub>
        </mrow>
        <msub>
          <mi>n</mi>
          <mi mathvariant="italic">bins</mi>
        </msub>
      </mfrac>
    </mrow>
    <annotation encoding="StarMath 5.0">r_i = i  cdot { r_max } over { n_bins }</annotation>
  </semantics>
</math>
</file>

<file path=Object 3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>r</mi>
            <mi mathvariant="italic">min</mi>
          </msub>
          <mo stretchy="false">⋅</mo>
          <mtext/>
        </mrow>
      </mrow>
      <msup>
        <mrow>
          <mo fence="true" stretchy="false">(</mo>
          <mrow>
            <mrow>
              <mfrac>
                <msub>
                  <mi>r</mi>
                  <mi mathvariant="italic">max</mi>
                </msub>
                <msub>
                  <mi>r</mi>
                  <mi mathvariant="italic">min</mi>
                </msub>
              </mfrac>
              <mtext/>
            </mrow>
          </mrow>
          <mo fence="true" stretchy="false">)</mo>
        </mrow>
        <mfrac>
          <mi>i</mi>
          <msub>
            <mi>n</mi>
            <mi mathvariant="italic">bins</mi>
          </msub>
        </mfrac>
      </msup>
    </mrow>
    <annotation encoding="StarMath 5.0">r_i = r_min  cdot %( { r_max } over { r_min } %) ^{ i over n_bins }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∫</mo>
            <msub>
              <mi>r</mi>
              <mi>i</mi>
            </msub>
            <msub>
              <mi>r</mi>
              <mrow>
                <mi>i</mi>
                <mo stretchy="false">+</mo>
                <mn>1</mn>
              </mrow>
            </msub>
          </munderover>
          <mfrac>
            <mrow>
              <mi mathvariant="italic">GM</mi>
              <mrow>
                <mo fence="true" stretchy="false">(</mo>
                <mrow>
                  <mrow>
                    <mtext/>
                    <mo stretchy="false">&lt;</mo>
                    <mi>x</mi>
                  </mrow>
                </mrow>
                <mo fence="true" stretchy="false">)</mo>
              </mrow>
            </mrow>
            <msup>
              <mi>x</mi>
              <mn>2</mn>
            </msup>
          </mfrac>
        </mrow>
        <mo stretchy="false">≈</mo>
        <mfrac>
          <mrow>
            <mo fence="true" stretchy="false">(</mo>
            <mrow>
              <mrow>
                <msub>
                  <mi>r</mi>
                  <mrow>
                    <mi>i</mi>
                    <mo stretchy="false">+</mo>
                    <mn>1</mn>
                  </mrow>
                </msub>
                <mo stretchy="false">−</mo>
                <msub>
                  <mi>r</mi>
                  <mi>i</mi>
                </msub>
              </mrow>
            </mrow>
            <mo fence="true" stretchy="false">)</mo>
          </mrow>
          <mn>2</mn>
        </mfrac>
      </mrow>
      <mtext/>
      <mrow>
        <mo fence="true" stretchy="false">(</mo>
        <mrow>
          <mrow>
            <mi mathvariant="italic">GM</mi>
            <mrow>
              <mfrac>
                <mrow>
                  <mo fence="true" stretchy="false">(</mo>
                  <mrow>
                    <mrow>
                      <mrow>
                        <mtext/>
                        <mo stretchy="false">&lt;</mo>
                        <msub>
                          <mi>r</mi>
                          <mrow>
                            <mi>i</mi>
                            <mo stretchy="false">+</mo>
                            <mn>1</mn>
                          </mrow>
                        </msub>
                      </mrow>
                      <mtext/>
                    </mrow>
                  </mrow>
                  <mo fence="true" stretchy="false">)</mo>
                </mrow>
                <msubsup>
                  <mi>r</mi>
                  <mrow>
                    <mi>i</mi>
                    <mo stretchy="false">+</mo>
                    <mn>1</mn>
                  </mrow>
                  <mn>2</mn>
                </msubsup>
              </mfrac>
              <mo stretchy="false">+</mo>
              <mi mathvariant="italic">GM</mi>
            </mrow>
            <mfrac>
              <mrow>
                <mo fence="true" stretchy="false">(</mo>
                <mrow>
                  <mrow>
                    <mrow>
                      <mtext/>
                      <mo stretchy="false">&lt;</mo>
                      <msub>
                        <mi>r</mi>
                        <mi>i</mi>
                      </msub>
                    </mrow>
                    <mtext/>
                  </mrow>
                </mrow>
                <mo fence="true" stretchy="false">)</mo>
              </mrow>
              <msubsup>
                <mi>r</mi>
                <mi>i</mi>
                <mn>2</mn>
              </msubsup>
            </mfrac>
          </mrow>
        </mrow>
        <mo fence="true" stretchy="false">)</mo>
      </mrow>
    </mrow>
    <annotation encoding="StarMath 5.0">int from{r_i} to{r_{i+1}} {{ GM(   %&lt; x ) } over { x^ 2} } approx {( r_{i+1} - r_i )}  over {2} %( GM(%&lt; r_{i+1} %) over r_{i+1}^2 + GM(%&lt; r_{i} %) over r_{i}^2)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ub>
              <mi>r</mi>
              <mi>i</mi>
            </msub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i>i</mi>
              </mrow>
              <mrow>
                <msub>
                  <mi>n</mi>
                  <mi mathvariant="italic">bins</mi>
                </msub>
                <mo stretchy="false">−</mo>
                <mi>G</mi>
              </mrow>
            </munderover>
            <mrow>
              <munderover>
                <mo stretchy="false">∫</mo>
                <msub>
                  <mi>r</mi>
                  <mi>j</mi>
                </msub>
                <mrow>
                  <msub>
                    <mi>r</mi>
                    <mi>j</mi>
                  </msub>
                  <mo stretchy="false">+</mo>
                  <mn>1</mn>
                </mrow>
              </munderover>
              <mfrac>
                <mrow>
                  <mrow>
                    <mo stretchy="false">−</mo>
                    <mi>M</mi>
                  </mrow>
                  <mrow>
                    <mo fence="true" stretchy="false">(</mo>
                    <mrow>
                      <mrow>
                        <mtext/>
                        <mo stretchy="false">&lt;</mo>
                        <mi>x</mi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  <mo stretchy="false">−</mo>
          <mi>G</mi>
        </mrow>
      </mrow>
      <mfrac>
        <msub>
          <mi>M</mi>
          <mi mathvariant="italic">tot</mi>
        </msub>
        <msub>
          <mi>r</mi>
          <msub>
            <mi>n</mi>
            <mi mathvariant="italic">bins</mi>
          </msub>
        </msub>
      </mfrac>
    </mrow>
    <annotation encoding="StarMath 5.0">%phi( r_i ) = sum from{j = i} to {n_bins}  - G int from{r_j} to{r_j+1} {{ -M(   %&lt; x ) } over { x^ 2} } - G { M_tot } over { r_{n_bins} }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d</mi>
          </mrow>
          <mo fence="true" stretchy="false">)</mo>
        </mrow>
        <mo stretchy="false">=</mo>
        <mrow>
          <mo fence="true" stretchy="false">(</mo>
          <mrow>
            <mfrac>
              <mrow>
                <mi mathvariant="normal">ϕ</mi>
                <mrow>
                  <mrow>
                    <mo fence="true" stretchy="false">(</mo>
                    <mrow>
                      <msub>
                        <mi>r</mi>
                        <mi>i</mi>
                      </msub>
                    </mrow>
                    <mo fence="true" stretchy="false">)</mo>
                  </mrow>
                  <mo stretchy="false">−</mo>
                  <mi mathvariant="normal">ϕ</mi>
                </mrow>
                <mrow>
                  <mo fence="true" stretchy="false">(</mo>
                  <mrow>
                    <msub>
                      <mi>r</mi>
                      <mrow>
                        <mi>i</mi>
                        <mo stretchy="false">−</mo>
                        <mn>1</mn>
                      </mrow>
                    </msub>
                  </mrow>
                  <mo fence="true" stretchy="false">)</mo>
                </mrow>
              </mrow>
              <mrow>
                <msub>
                  <mi>r</mi>
                  <mi>i</mi>
                </msub>
                <mo stretchy="false">−</mo>
                <msub>
                  <mi>r</mi>
                  <mrow>
                    <mi>i</mi>
                    <mo stretchy="false">−</mo>
                    <mn>1</mn>
                  </mrow>
                </msub>
              </mrow>
            </mfrac>
          </mrow>
          <mo fence="true" stretchy="false">)</mo>
        </mrow>
      </mrow>
      <mrow>
        <mrow>
          <mo fence="true" stretchy="false">(</mo>
          <mrow>
            <mrow>
              <mi>d</mi>
              <mo stretchy="false">−</mo>
              <msub>
                <mi>r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i mathvariant="normal">ϕ</mi>
      </mrow>
      <mrow>
        <mo fence="true" stretchy="false">(</mo>
        <mrow>
          <msub>
            <mi>r</mi>
            <mrow>
              <mi>i</mi>
              <mo stretchy="false">−</mo>
              <mn>1</mn>
            </mrow>
          </msub>
        </mrow>
        <mo fence="true" stretchy="false">)</mo>
      </mrow>
    </mrow>
    <annotation encoding="StarMath 5.0">%phi( d ) = ( {%phi(r_i) - %phi(r_{i-1})} over {r_i - r_{i-1}} ) ( d - r_{i-1} ) + %phi( r_{i-1} )</annotation>
  </semantics>
</math>
</file>